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18d" officeooo:paragraph-rsid="001ae18d"/>
    </style:style>
    <style:style style:name="P2" style:family="paragraph" style:parent-style-name="Standard">
      <style:text-properties officeooo:rsid="001bbd3c" officeooo:paragraph-rsid="001bbd3c"/>
    </style:style>
    <style:style style:name="P3" style:family="paragraph" style:parent-style-name="Standard">
      <style:text-properties fo:font-weight="bold" officeooo:rsid="001bbd3c" officeooo:paragraph-rsid="001bbd3c" style:font-weight-asian="bold" style:font-weight-complex="bold"/>
    </style:style>
    <style:style style:name="P4" style:family="paragraph" style:parent-style-name="Standard">
      <style:text-properties fo:font-weight="bold" officeooo:rsid="001ae18d" officeooo:paragraph-rsid="001ae18d" style:font-weight-asian="bold" style:font-weight-complex="bold"/>
    </style:style>
    <style:style style:name="T1" style:family="text">
      <style:text-properties officeooo:rsid="001ae18d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fo:background-color="#1f1f1f" loext:char-shading-value="0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fo:background-color="#1f1f1f" loext:char-shading-value="0"/>
    </style:style>
    <style:style style:name="T6" style:family="text">
      <style:text-properties fo:color="#d4d4d4" loext:opacity="100%"/>
    </style:style>
    <style:style style:name="T7" style:family="text">
      <style:text-properties fo:color="#d4d4d4" loext:opacity="100%" fo:background-color="#1f1f1f" loext:char-shading-value="0"/>
    </style:style>
    <style:style style:name="T8" style:family="text">
      <style:text-properties fo:color="#9cdcfe" loext:opacity="100%"/>
    </style:style>
    <style:style style:name="T9" style:family="text">
      <style:text-properties officeooo:rsid="001bbd3c"/>
    </style:style>
    <style:style style:name="T10" style:family="text">
      <style:text-properties fo:font-weight="bold" officeooo:rsid="001bbd3c" style:font-weight-asian="bold" style:font-weight-complex="bold"/>
    </style:style>
    <style:style style:name="T11" style:family="text">
      <style:text-properties fo:font-weight="bold" officeooo:rsid="001ae18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0">1. </text:span><text:span text:style-name="T11">Przykładowe złączenia:</text:span><text:span text:style-name="T1"><text:line-break/></text:span>SELECT * FROM wnioski</text:p>
      <text:p text:style-name="Standard"><text:tab/>INNER JOIN rodzaj_wniosku ON rodzaj_wniosku.ID_Rodzaj_Wniosku = <text:tab/>wnioski.ID_Rodzaj_Wniosku</text:p>
      <text:p text:style-name="Standard"><text:tab/>INNER JOIN status_wniosek ON status_wniosek.ID_Status_Wniosku = <text:tab/>wnioski.ID_Status_Wniosku</text:p>
      <text:p text:style-name="Standard"><text:tab/>WHERE ID_Wniosku = ".$_GET['ID_Wniosku']."</text:p>
      <text:p text:style-name="Standard"><text:tab/>ORDER BY Data_Wniosku;</text:p>
      <text:p text:style-name="Standard"/>
      <text:p text:style-name="P4"><text:span text:style-name="T9">2. </text:span>Przykładowe użycie UNION:</text:p>
      <text:p text:style-name="P1"/>
      <text:p text:style-name="Standard">SELECT * FROM wnioski</text:p>
      <text:p text:style-name="Standard"><text:tab/>INNER JOIN rodzaj_wniosku ON rodzaj_wniosku.ID_Rodzaj_Wniosku = wnioski.ID_Rodzaj_Wniosku</text:p>
      <text:p text:style-name="Standard"><text:tab/>INNER JOIN status_wniosek ON status_wniosek.ID_Status_Wniosku = wnioski.ID_Status_Wniosku</text:p>
      <text:p text:style-name="Standard"><text:tab/>WHERE Nazwa_Statusu LIKE 'Oczekuje'</text:p>
      <text:p text:style-name="Standard"/>
      <text:p text:style-name="Standard"><text:tab/>UNION</text:p>
      <text:p text:style-name="Standard"/>
      <text:p text:style-name="Standard"><text:tab/>SELECT * FROM wnioski</text:p>
      <text:p text:style-name="Standard"><text:tab/>INNER JOIN rodzaj_wniosku ON rodzaj_wniosku.ID_Rodzaj_Wniosku = wnioski.ID_Rodzaj_Wniosku</text:p>
      <text:p text:style-name="Standard"><text:tab/>INNER JOIN status_wniosek ON status_wniosek.ID_Status_Wniosku = wnioski.ID_Status_Wniosku</text:p>
      <text:p text:style-name="Standard"><text:tab/>WHERE Nazwa_Statusu NOT LIKE 'Oczekuje'</text:p>
      <text:p text:style-name="Standard"/>
      <text:p text:style-name="P3">3. Widok</text:p>
      <text:p text:style-name="P2"/>
      <text:p text:style-name="P2">CREATE VIEW dostepne_lokale AS (</text:p>
      <text:p text:style-name="P2"><text:tab/>SELECT ID_Lokalu, ID_Adres, Powierzchnia, Kwota_Czynszu_Za_Dzien, Nazwa_Lokalu, Opis_Lokalu, Zdjecie_Lokalu, <text:tab/>Nazwa_Dostepnosci <text:tab/>FROM lokale </text:p>
      <text:p text:style-name="P2"><text:tab/><text:tab/>INNER JOIN dostepnosc_lokalu ON lokale.ID_Dostepnosci = <text:tab/><text:tab/>dostepnosc_lokalu.ID_Dostepnosci </text:p>
      <text:p text:style-name="P2"><text:tab/><text:tab/>WHERE Nazwa_Dostepnosci = 'Dostępny'</text:p>
      <text:p text:style-name="P2"><text:s text:c="4"/>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15:52:09.705000000</meta:creation-date>
    <dc:date>2024-01-18T16:09:37.679000000</dc:date>
    <meta:editing-duration>PT17M26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1" meta:word-count="108" meta:character-count="1127" meta:non-whitespace-character-count="1011"/>
  </office:meta>
</office:document-meta>
</file>